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202280045" calcext:value-type="float">
            <text:p>1,202280045</text:p>
          </table:table-cell>
          <table:table-cell office:value-type="float" office:value="0.5554252863" calcext:value-type="float">
            <text:p>0,5554252863</text:p>
          </table:table-cell>
          <table:table-cell office:value-type="float" office:value="0.002652085619" calcext:value-type="float">
            <text:p>0,0026520856</text:p>
          </table:table-cell>
          <table:table-cell office:value-type="float" office:value="0.0002291925921" calcext:value-type="float">
            <text:p>0,00022919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1.171102047" calcext:value-type="float">
            <text:p>1,171102047</text:p>
          </table:table-cell>
          <table:table-cell office:value-type="float" office:value="0.5856806636" calcext:value-type="float">
            <text:p>0,5856806636</text:p>
          </table:table-cell>
          <table:table-cell office:value-type="float" office:value="0.002689740155" calcext:value-type="float">
            <text:p>0,0026897402</text:p>
          </table:table-cell>
          <table:table-cell office:value-type="float" office:value="0.0001296260307" calcext:value-type="float">
            <text:p>0,0001296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1.21321559" calcext:value-type="float">
            <text:p>1,21321559</text:p>
          </table:table-cell>
          <table:table-cell office:value-type="float" office:value="0.5510650873" calcext:value-type="float">
            <text:p>0,5510650873</text:p>
          </table:table-cell>
          <table:table-cell office:value-type="float" office:value="0.0009949929081" calcext:value-type="float">
            <text:p>0,0009949929</text:p>
          </table:table-cell>
          <table:table-cell table:style-name="ce1" office:value-type="float" office:value="0.0000320965446" calcext:value-type="float">
            <text:p>3,2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1.113295197" calcext:value-type="float">
            <text:p>1,113295197</text:p>
          </table:table-cell>
          <table:table-cell office:value-type="float" office:value="0.5940176249" calcext:value-type="float">
            <text:p>0,5940176249</text:p>
          </table:table-cell>
          <table:table-cell office:value-type="float" office:value="0.001374328858" calcext:value-type="float">
            <text:p>0,0013743289</text:p>
          </table:table-cell>
          <table:table-cell table:style-name="ce1" office:value-type="float" office:value="0.00006392227078" calcext:value-type="float">
            <text:p>6,3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1.22588706" calcext:value-type="float">
            <text:p>1,22588706</text:p>
          </table:table-cell>
          <table:table-cell office:value-type="float" office:value="0.5739592314" calcext:value-type="float">
            <text:p>0,5739592314</text:p>
          </table:table-cell>
          <table:table-cell office:value-type="float" office:value="0.001715538325" calcext:value-type="float">
            <text:p>0,0017155383</text:p>
          </table:table-cell>
          <table:table-cell table:style-name="ce1" office:value-type="float" office:value="0.00003176922837" calcext:value-type="float">
            <text:p>3,1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1.393473506" calcext:value-type="float">
            <text:p>1,393473506</text:p>
          </table:table-cell>
          <table:table-cell office:value-type="float" office:value="0.573102653" calcext:value-type="float">
            <text:p>0,573102653</text:p>
          </table:table-cell>
          <table:table-cell office:value-type="float" office:value="0.0009138751193" calcext:value-type="float">
            <text:p>0,0009138751</text:p>
          </table:table-cell>
          <table:table-cell table:style-name="ce1" office:value-type="float" office:value="0.00006302587281" calcext:value-type="float">
            <text:p>6,30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1.138777018" calcext:value-type="float">
            <text:p>1,138777018</text:p>
          </table:table-cell>
          <table:table-cell office:value-type="float" office:value="0.5975319743" calcext:value-type="float">
            <text:p>0,5975319743</text:p>
          </table:table-cell>
          <table:table-cell office:value-type="float" office:value="0.0008122715517" calcext:value-type="float">
            <text:p>0,0008122716</text:p>
          </table:table-cell>
          <table:table-cell table:style-name="ce1" office:value-type="float" office:value="0.00003124121213" calcext:value-type="float">
            <text:p>3,1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1.266406536" calcext:value-type="float">
            <text:p>1,266406536</text:p>
          </table:table-cell>
          <table:table-cell office:value-type="float" office:value="0.5907194018" calcext:value-type="float">
            <text:p>0,5907194018</text:p>
          </table:table-cell>
          <table:table-cell office:value-type="float" office:value="0.0009936654242" calcext:value-type="float">
            <text:p>0,0009936654</text:p>
          </table:table-cell>
          <table:table-cell table:style-name="ce1" office:value-type="float" office:value="0.00003105204451" calcext:value-type="float">
            <text:p>3,11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3" calcext:value-type="float">
            <text:p>16743</text:p>
          </table:table-cell>
          <table:table-cell office:value-type="float" office:value="1.278701067" calcext:value-type="float">
            <text:p>1,278701067</text:p>
          </table:table-cell>
          <table:table-cell office:value-type="float" office:value="0.5912925601" calcext:value-type="float">
            <text:p>0,5912925601</text:p>
          </table:table-cell>
          <table:table-cell office:value-type="float" office:value="0.0007093073218" calcext:value-type="float">
            <text:p>0,0007093073</text:p>
          </table:table-cell>
          <table:table-cell table:style-name="ce1" office:value-type="float" office:value="0.0000308394483" calcext:value-type="float">
            <text:p>3,0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27" calcext:value-type="float">
            <text:p>16827</text:p>
          </table:table-cell>
          <table:table-cell office:value-type="float" office:value="1.081157088" calcext:value-type="float">
            <text:p>1,081157088</text:p>
          </table:table-cell>
          <table:table-cell office:value-type="float" office:value="0.5975928307" calcext:value-type="float">
            <text:p>0,5975928307</text:p>
          </table:table-cell>
          <table:table-cell office:value-type="float" office:value="0.0004295927938" calcext:value-type="float">
            <text:p>0,0004295928</text:p>
          </table:table-cell>
          <table:table-cell table:style-name="ce1" office:value-type="float" office:value="0.00003068520164" calcext:value-type="float">
            <text:p>3,0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084295154" calcext:value-type="float">
            <text:p>1,2084295154</text:p>
          </table:table-cell>
          <table:table-cell table:formula="of:=AVERAGE([.D2:.D11])" office:value-type="float" office:value="0.58103873134" calcext:value-type="float">
            <text:p>0,5810387313</text:p>
          </table:table-cell>
          <table:table-cell table:formula="of:=AVERAGE([.E2:.E11])" office:value-type="float" office:value="0.00132853980759" calcext:value-type="float">
            <text:p>0,0013285398</text:p>
          </table:table-cell>
          <table:table-cell table:formula="of:=AVERAGE([.F2:.F11])" office:value-type="float" office:value="0.000067345044594" calcext:value-type="float">
            <text:p>0,00006734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2:00:19.342828363</dc:date>
    <meta:document-statistic meta:table-count="1" meta:cell-count="70" meta:object-count="0"/>
    <meta:generator>LibreOffice/4.1.4.2$Linux_X86_64 LibreOffice_project/410m0$Build-2</meta:generator>
  </office:meta>
</office:document-meta>
</file>